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style:vertical-align="top"/>
      <style:text-properties style:font-name="Carlito" fo:font-size="11pt" fo:font-weight="normal" style:font-size-asian="11pt" style:font-size-complex="11pt"/>
    </style:style>
    <style:style style:name="ce9" style:family="table-cell" style:parent-style-name="Default">
      <style:table-cell-properties fo:background-color="#ffa6a6" fo:wrap-option="wrap" style:vertical-align="top"/>
      <style:text-properties style:font-name="Carlito" fo:font-size="11pt" fo:font-weight="normal" style:font-size-asian="11pt" style:font-size-complex="11pt"/>
    </style:style>
    <style:style style:name="ce11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860d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2pt" style:font-size-complex="12pt"/>
    </style:style>
    <style:style style:name="ce18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center"/>
      <style:text-properties style:font-name="Carlito" fo:font-size="11pt" fo:font-weight="normal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wrap-option="wrap" style:vertical-align="top"/>
      <style:text-properties fo:color="#b2b2b2" style:text-line-through-style="solid" style:text-line-through-type="single" style:font-name="Carlito" fo:font-size="11pt" fo:font-weight="normal" style:font-size-asian="11pt" style:font-size-complex="11pt"/>
    </style:style>
    <style:style style:name="ce20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center" fo:margin-left="0cm"/>
      <style:text-properties fo:color="#000000" style:font-name="Carlito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bf00" fo:wrap-option="wrap" style:vertical-align="top"/>
      <style:text-properties style:font-name="Carlito" fo:font-size="11pt" fo:font-weight="normal" style:font-size-asian="11pt" style:font-size-complex="11pt"/>
    </style:style>
    <style:style style:name="ce22" style:family="table-cell" style:parent-style-name="Default">
      <style:table-cell-properties fo:wrap-option="wrap" style:vertical-align="top"/>
      <style:text-properties fo:color="#b2b2b2" style:text-line-through-style="none" style:text-line-through-type="none" style:font-name="Carlito" fo:font-size="11pt" fo:font-weight="normal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Carlit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wrap-option="wrap" style:vertical-align="top"/>
      <style:text-properties style:font-name="Carlit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style:font-name="Carlito" fo:font-size="1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fo:font-weight="bold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/>
    </style:style>
    <style:style style:name="T3" style:family="text">
      <style:text-properties style:text-underline-style="none" style:text-underline-color="font-color" style:font-name-asian="Microsoft YaHei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language-asian="zh" style:country-asian="CN" fo:language="de" fo:country="AT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number-columns-repeated="59" table:default-cell-style-name="ce8"/>
        <table:table-column table:style-name="co3" table:number-columns-repeated="960" table:default-cell-style-name="Default"/>
        <table:table-row table:style-name="ro1">
          <table:table-cell table:style-name="ce7" office:value-type="string" calcext:value-type="string">
            <text:p>Life Exam 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office:value-type="string" calcext:value-type="string">
            <text:p>&lt; nochmals testen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Funktioniert</text:p>
          </table:table-cell>
          <table:table-cell table:style-name="ce14" office:value-type="string" calcext:value-type="string">
            <text:p>Kritisch</text:p>
          </table:table-cell>
          <table:table-cell table:style-name="ce20" office:value-type="string" calcext:value-type="string">
            <text:p>Warning</text:p>
          </table:table-cell>
          <table:table-cell table:style-name="ce24" office:value-type="string" calcext:value-type="string">
            <text:p>Zum Überdenken</text:p>
          </table:table-cell>
          <table:table-cell table:style-name="ce24" office:value-type="string" calcext:value-type="string">
            <text:p>Frage</text:p>
          </table:table-cell>
          <table:table-cell table:style-name="ce25" table:number-columns-repeated="59"/>
          <table:table-cell table:style-name="ce27" table:number-columns-repeated="960"/>
        </table:table-row>
        <table:table-row table:style-name="ro1">
          <table:table-cell table:style-name="ce13" office:value-type="string" calcext:value-type="string">
            <text:p>Teacher</text:p>
          </table:table-cell>
          <table:table-cell/>
          <table:table-cell office:value-type="string" calcext:value-type="string">
            <text:p>Helligkeit nach Boot zu niedri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/>
          <table:table-cell office:value-type="string" calcext:value-type="string">
            <text:p>Schüler haben während des Exams Zugriff auf eigene Partitionen</text:p>
          </table:table-cell>
          <table:table-cell office:value-type="string" calcext:value-type="string">
            <text:p><text:s/>neue mounts sollten nicht erlaubt sein.. sollen wir ein „umount“ bei exam start machen um eventuelle eingebundene partitionen rauszuhauen 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reenshot updaten OK</text:p>
          </table:table-cell>
          <table:table-cell table:style-name="ce9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 Screen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UnLock Screen 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i senden OK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Server</text:span>: Exam beenden erzwingen mit Timeout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b und zu OFFLINE von Client, warum?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1" office:value-type="string" calcext:value-type="string">
            <text:p><text:span text:style-name="T1">Client</text:span>: ExamMode falscher Desktop Oberfläche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könnte zusammenhängen!</text:p>
          </table:table-cell>
          <table:covered-table-cell table:style-name="ce21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LockScreen, beim ersten mal abgelehnt weil Client als Teacher angenommen wird</text:p>
          </table:table-cell>
          <table:table-cell table:style-name="ce19" office:value-type="string" calcext:value-type="string">
            <text:p>Beim Hochfahren wird disk überprüft</text:p>
            <text:p>Dauert etwas</text:p>
          </table:table-cell>
          <table:table-cell table:style-name="ce19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Beim Ausschalten wird auf Eingabe gewartet &gt; bitte entfernen Sie das Wechselmedium</text:p>
          </table:table-cell>
          <table:table-cell table:style-name="ce19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5">
          <table:table-cell/>
          <table:table-cell table:style-name="ce19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9" office:value-type="string" calcext:value-type="string">
            <text:p>App Auswahl höher etwas größer</text:p>
          </table:table-cell>
          <table:table-cell table:style-name="ce22" office:value-type="string" calcext:value-type="string">
            <text:p><text:span text:style-name="T2">Client</text:span><text:span text:style-name="T3">: Message Box verbunden als Feedback</text:span></text:p>
          </table:table-cell>
          <table:table-cell office:value-type="string" calcext:value-type="string">
            <text:p>hmm.. <text:s/>mich hat die etwas irritiert .. weil sie irgendwie immer wieder da und wieder weg war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Client entfernen, Widget bleibt</text:p>
          </table:table-cell>
          <table:table-cell table:style-name="ce22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9" office:value-type="string" calcext:value-type="string">
            <text:p>Client Zombies rauswerfe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>
            <text:p>Teacher: Kdialog auf Notification umbessern</text:p>
          </table:table-cell>
          <table:table-cell table:style-name="ce19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Doppelte Client anmeldung mit selben Namen …</text:p>
          </table:table-cell>
          <table:table-cell table:style-name="ce19" office:value-type="string" calcext:value-type="string">
            <text:p>Notification einheitliche Brei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9" office:value-type="string" calcext:value-type="string">
            <text:p>Nach LockScreen / UN</text:p>
            <text:p>Löse Screenshot update aus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ProgfressBar ausblenden wenn done</text:p>
          </table:table-cell>
          <table:table-cell table:style-name="ce19" office:value-type="string" calcext:value-type="string">
            <text:p>Autoabgabe soll keinen Filemanager öffnen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</text:p>
            <text:p>Unlock Screen Progressbar bleibt sichtba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Server</text:span>: _onRemoveClient</text:p>
            <text:p>Verbindung trennen Fehler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1">Client</text:span>: Startet sich nicht neu wenn Server down is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Twisted Plugin hat sich auch global installiert &gt; ??? 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:</text:span> Unconnected Clients rauswerfen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rver: _updateListItemScreenshot</text:p>
            <text:p>Screenshot update will nicht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<text:span text:style-name="T1">Server</text:span>: Nach Abgabe Ordner öffnen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7:25:32.9387943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29T17:26:18.545367730</dc:date>
    <meta:editing-duration>PT7H26M</meta:editing-duration>
    <meta:editing-cycles>83</meta:editing-cycles>
    <meta:generator>LibreOffice/6.4.6.2$Linux_X86_64 LibreOffice_project/40$Build-2</meta:generator>
    <meta:document-statistic meta:table-count="1" meta:cell-count="53" meta:object-count="0"/>
  </office:meta>
</office:document-meta>
</file>